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1e1ed4" officeooo:paragraph-rsid="001e1ed4"/>
    </style:style>
    <style:style style:name="P2" style:family="paragraph" style:parent-style-name="Standard">
      <style:text-properties officeooo:rsid="001e1ed4" officeooo:paragraph-rsid="001eeb2f"/>
    </style:style>
    <style:style style:name="P3" style:family="paragraph" style:parent-style-name="Standard">
      <style:text-properties officeooo:rsid="001eeb2f" officeooo:paragraph-rsid="001eeb2f"/>
    </style:style>
    <style:style style:name="P4" style:family="paragraph" style:parent-style-name="Standard">
      <style:text-properties officeooo:rsid="001eeb2f" officeooo:paragraph-rsid="001eeb2f"/>
    </style:style>
    <style:style style:name="P5" style:family="paragraph" style:parent-style-name="Standard">
      <style:text-properties officeooo:rsid="001eeb2f" officeooo:paragraph-rsid="00206a3a"/>
    </style:style>
    <style:style style:name="P6" style:family="paragraph" style:parent-style-name="Standard">
      <style:text-properties officeooo:rsid="001eeb2f" officeooo:paragraph-rsid="0020a4e0"/>
    </style:style>
    <style:style style:name="P7" style:family="paragraph" style:parent-style-name="Standard">
      <style:text-properties officeooo:rsid="00206a3a" officeooo:paragraph-rsid="00206a3a"/>
    </style:style>
    <style:style style:name="P8" style:family="paragraph" style:parent-style-name="Standard">
      <style:text-properties officeooo:rsid="001e1ed4" officeooo:paragraph-rsid="001e1ed4"/>
    </style:style>
    <style:style style:name="P9" style:family="paragraph" style:parent-style-name="Standard">
      <style:text-properties officeooo:rsid="0020a4e0" officeooo:paragraph-rsid="0020a4e0"/>
    </style:style>
    <style:style style:name="T1" style:family="text">
      <style:text-properties officeooo:rsid="001eeb2f"/>
    </style:style>
    <style:style style:name="T2" style:family="text">
      <style:text-properties officeooo:rsid="0020a4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OD<text:tab/><text:tab/>Happy, Sad, Contented, <text:s/>Frustrated, <text:span text:style-name="T1">Bored</text:span></text:p>
      <text:p text:style-name="P1">HEALTH<text:tab/><text:tab/>Healthy, Sick, Warm, Cold</text:p>
      <text:p text:style-name="P1">METABOLIC<text:tab/><text:tab/>Hungry, Thirsty, Drunk, Bladder, Hygiene</text:p>
      <text:p text:style-name="P7">FINANCIAL<text:tab/><text:tab/>Wealth, Trading</text:p>
      <text:p text:style-name="P6">TREASURE</text:p>
      <text:p text:style-name="P6"/>
      <text:p text:style-name="P6">---------------</text:p>
      <text:p text:style-name="P1"/>
      <text:p text:style-name="P1">FOOD<text:tab/><text:tab/><text:tab/>Hunger, Drunk, Health, Happy, Contented, Frustrated </text:p>
      <text:p text:style-name="P1">DRINK<text:tab/><text:tab/>Thirst<text:tab/>Drunk<text:tab/>Health</text:p>
      <text:p text:style-name="P5">ALCOHOL</text:p>
      <text:p text:style-name="P5"/>
      <text:p text:style-name="P1">GROCERY<text:tab/><text:tab/><text:span text:style-name="T1">(fruit, veg, salad, bread, eggs, dairy etc)</text:span></text:p>
      <text:p text:style-name="P1"/>
      <text:p text:style-name="P2">BUTCHER<text:tab/><text:tab/><text:span text:style-name="T2">(meat and fish)</text:span></text:p>
      <text:p text:style-name="P2"/>
      <text:p text:style-name="P1">CROPS<text:tab/><text:tab/><text:span text:style-name="T1">Crops that can’t be eaten directly</text:span></text:p>
      <text:p text:style-name="P3">WOODLAND</text:p>
      <text:p text:style-name="P1"/>
      <text:p text:style-name="P6">TOILETRIES<text:tab/><text:tab/><text:span text:style-name="T2">Perfume, loo rolls, soap</text:span></text:p>
      <text:p text:style-name="P6"/>
      <text:p text:style-name="P3">HARDWARE</text:p>
      <text:p text:style-name="P3"/>
      <text:p text:style-name="P3">METAL</text:p>
      <text:p text:style-name="P3">MINERAL</text:p>
      <text:p text:style-name="P9"/>
      <text:p text:style-name="P9">FUEL</text:p>
      <text:p text:style-name="P9"/>
      <text:p text:style-name="P3">NEWSAGENT<text:tab/><text:span text:style-name="T2">Newspaper, book, magazine, string??</text:span></text:p>
      <text:p text:style-name="P1"/>
      <text:p text:style-name="P9">COMPOUND (<text:span text:style-name="T1">MEDICINE/POTION/MAGIC/</text:span>COSMETIC)</text:p>
      <text:p text:style-name="P3"/>
      <text:p text:style-name="P2">INTERACTIVE<text:tab/><text:span text:style-name="T1">(pottery, furniture, </text:span><text:span text:style-name="T2">clothing, jewellery</text:span><text:span text:style-name="T1">)</text:span></text:p>
      <text:p text:style-name="P1"/>
      <text:p text:style-name="P1"/>
      <text:p text:style-name="P1"/>
      <text:p text:style-name="P1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8:18:35.992214018</meta:creation-date>
    <dc:date>2023-04-26T17:05:31.983626238</dc:date>
    <meta:editing-duration>PT11H1M46S</meta:editing-duration>
    <meta:editing-cycles>4</meta:editing-cycles>
    <meta:generator>LibreOffice/7.5.2.2$Linux_X86_64 LibreOffice_project/50$Build-2</meta:generator>
    <meta:document-statistic meta:table-count="0" meta:image-count="0" meta:object-count="0" meta:page-count="1" meta:paragraph-count="21" meta:word-count="75" meta:character-count="596" meta:non-whitespace-character-count="529"/>
  </office:meta>
</office:document-meta>
</file>